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bbe0" officeooo:paragraph-rsid="0010bbe0"/>
    </style:style>
    <style:style style:name="P2" style:family="paragraph" style:parent-style-name="Standard">
      <style:text-properties officeooo:rsid="00127995" officeooo:paragraph-rsid="0017b7f5"/>
    </style:style>
    <style:style style:name="P3" style:family="paragraph" style:parent-style-name="Standard">
      <style:text-properties officeooo:rsid="00141709" officeooo:paragraph-rsid="00141709"/>
    </style:style>
    <style:style style:name="P4" style:family="paragraph" style:parent-style-name="Standard">
      <style:text-properties officeooo:rsid="001567ed" officeooo:paragraph-rsid="001567ed"/>
    </style:style>
    <style:style style:name="P5" style:family="paragraph" style:parent-style-name="Standard">
      <style:text-properties officeooo:rsid="00164a2c" officeooo:paragraph-rsid="00164a2c"/>
    </style:style>
    <style:style style:name="P6" style:family="paragraph" style:parent-style-name="Standard">
      <style:text-properties officeooo:rsid="00164a2c" officeooo:paragraph-rsid="0017b7f5"/>
    </style:style>
    <style:style style:name="P7" style:family="paragraph" style:parent-style-name="Standard">
      <style:text-properties officeooo:rsid="001b9589" officeooo:paragraph-rsid="001b9589"/>
    </style:style>
    <style:style style:name="T1" style:family="text">
      <style:text-properties officeooo:rsid="0013a481"/>
    </style:style>
    <style:style style:name="T2" style:family="text">
      <style:text-properties officeooo:rsid="0019c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</text:p>
      <text:p text:style-name="P1"/>
      <text:p text:style-name="P6">Z ist eine schöne Zwischenstruktur zwischen vagem Konstrukt und gefaltetem Bild, weil wir es vollständig durch seine Eigenschaften beschreiben können.</text:p>
      <text:p text:style-name="P6"/>
      <text:p text:style-name="P2">Der Ring Z <text:span text:style-name="T1">oder ein Bild davon ist in jedem Ring mit Eins enthalten </text:span><text:span text:style-name="T2">(Charakteristik)</text:span><text:span text:style-name="T1">.</text:span></text:p>
      <text:p text:style-name="P3"/>
      <text:p text:style-name="P4">Wenn ein Modul ein Z/nZ-Modul ist, dann ist es auch ein Z-Modul.</text:p>
      <text:p text:style-name="P4"/>
      <text:p text:style-name="P7">Ring &gt; Zentrum &gt; Z/nZ &gt; Z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2:31:32.315370089</meta:creation-date>
    <meta:generator>LibreOffice/7.4.7.2$Linux_X86_64 LibreOffice_project/40$Build-2</meta:generator>
    <dc:date>2023-11-21T02:43:40.714183876</dc:date>
    <meta:editing-duration>PT12M2S</meta:editing-duration>
    <meta:editing-cycles>12</meta:editing-cycles>
    <meta:document-statistic meta:table-count="0" meta:image-count="0" meta:object-count="0" meta:page-count="1" meta:paragraph-count="5" meta:word-count="55" meta:character-count="325" meta:non-whitespace-character-count="275"/>
  </office:meta>
</office:document-meta>
</file>